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230μm</text:p>
            <text:p>Absorber = .4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15:46:22</dc:date>
    <dc:creator>jose </dc:creator>
    <meta:editing-duration>PT32M48S</meta:editing-duration>
    <meta:editing-cycles>11</meta:editing-cycles>
    <meta:generator>LibreOffice/3.6$Linux_X86_64 LibreOffice_project/360m1$Build-2</meta:generator>
    <meta:document-statistic meta:object-count="84"/>
  </office:meta>
</office:document-meta>
</file>